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53cm" draw:marker-start-width="0.104cm" draw:marker-end-width="0.104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dash" draw:stroke-dash="Fine_20_Dashed" svg:stroke-width="0.018cm" draw:marker-start-width="0.052cm" draw:marker-end-width="0.052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4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5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383cm" svg:height="0.962cm" svg:x="8.023cm" svg:y="1.138cm">
          <draw:text-box>
            <text:p>Me</text:p>
          </draw:text-box>
        </draw:frame>
        <draw:line draw:style-name="gr17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845cm" svg:y="1.7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9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17" draw:text-style-name="P1" draw:layer="layout" svg:x1="12.626cm" svg:y1="1.884cm" svg:x2="12.926cm" svg:y2="1.784cm">
          <text:p/>
        </draw:line>
        <draw:line draw:style-name="gr17" draw:text-style-name="P1" draw:layer="layout" svg:x1="12.531cm" svg:y1="2.616cm" svg:x2="13.031cm" svg:y2="2.716cm">
          <text:p/>
        </draw:line>
        <draw:line draw:style-name="gr17" draw:text-style-name="P1" draw:layer="layout" svg:x1="9.7cm" svg:y1="4.5cm" svg:x2="11.6cm" svg:y2="2.7cm">
          <text:p/>
        </draw:line>
        <draw:line draw:style-name="gr17" draw:text-style-name="P1" draw:layer="layout" svg:x1="8.8cm" svg:y1="4.4cm" svg:x2="8.6cm" svg:y2="2cm">
          <text:p/>
        </draw:line>
        <draw:line draw:style-name="gr17" draw:text-style-name="P1" draw:layer="layout" svg:x1="7.8cm" svg:y1="4.8cm" svg:x2="7cm" svg:y2="4.8cm">
          <text:p/>
        </draw:line>
        <draw:line draw:style-name="gr17" draw:text-style-name="P1" draw:layer="layout" svg:x1="5.1cm" svg:y1="4.5cm" svg:x2="4.721cm" svg:y2="4.069cm">
          <text:p/>
        </draw:line>
        <draw:line draw:style-name="gr22" draw:text-style-name="P1" draw:layer="layout" svg:x1="13.5cm" svg:y1="4.1cm" svg:x2="13.1cm" svg:y2="4.4cm">
          <text:p/>
        </draw:line>
        <draw:line draw:style-name="gr23" draw:text-style-name="P1" draw:layer="layout" svg:x1="10.6cm" svg:y1="3cm" svg:x2="12.2cm" svg:y2="4.3cm">
          <text:p/>
        </draw:line>
        <draw:custom-shape draw:style-name="gr24" draw:text-style-name="P1" draw:layer="layout" svg:width="0.9cm" svg:height="0.809cm" svg:x="8.201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0T17:46:11.798847511</dc:date>
    <meta:editing-duration>P6DT1H58M21S</meta:editing-duration>
    <meta:editing-cycles>38</meta:editing-cycles>
    <meta:generator>LibreOffice/6.0.7.3$Linux_X86_64 LibreOffice_project/00m0$Build-3</meta:generator>
    <meta:document-statistic meta:object-count="88"/>
  </office:meta>
</office:document-meta>
</file>